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Text_20_body" style:list-style-name="L1">
      <style:paragraph-properties fo:padding="0.0193in" fo:border="0.0008in solid #d9d9e3"/>
    </style:style>
    <style:style style:name="P4" style:family="paragraph" style:parent-style-name="Text_20_body" style:list-style-name="L2">
      <style:paragraph-properties fo:padding="0.0193in" fo:border="0.0008in solid #d9d9e3"/>
    </style:style>
    <style:style style:name="P5" style:family="paragraph" style:parent-style-name="Text_20_body" style:list-style-name="L3">
      <style:paragraph-properties fo:padding="0.0193in" fo:border="0.0008in solid #d9d9e3"/>
    </style:style>
    <style:style style:name="P6" style:family="paragraph" style:parent-style-name="Text_20_body" style:list-style-name="L4">
      <style:paragraph-properties fo:padding="0.0193in" fo:border="0.0008in solid #d9d9e3"/>
    </style:style>
    <style:style style:name="P7" style:family="paragraph" style:parent-style-name="Text_20_body" style:list-style-name="L5">
      <style:paragraph-properties fo:padding="0.0193in" fo:border="0.0008in solid #d9d9e3"/>
    </style:style>
    <style:style style:name="P8" style:family="paragraph" style:parent-style-name="Text_20_body" style:list-style-name="L6">
      <style:paragraph-properties fo:padding="0.0193in" fo:border="0.0008in solid #d9d9e3"/>
    </style:style>
    <style:style style:name="P9" style:family="paragraph" style:parent-style-name="Text_20_body" style:list-style-name="L7">
      <style:paragraph-properties fo:padding="0.0193in" fo:border="0.0008in solid #d9d9e3"/>
    </style:style>
    <style:style style:name="P10" style:family="paragraph" style:parent-style-name="Text_20_body" style:list-style-name="L7">
      <style:paragraph-properties fo:margin-top="0in" fo:margin-bottom="0in"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птимизация WordPress включает в себя ряд шагов для улучшения производительности, скорости загрузки и общей работы вашего сайта. Вот несколько основных шагов по оптимизации:</text:p>
      <text:h text:style-name="P1" text:outline-level="3">1. Используйте кэширование:</text:h>
      <text:list xml:id="list8182425229186337715" text:style-name="L1">
        <text:list-item>
          <text:p text:style-name="P3"><text:span text:style-name="Strong_20_Emphasis">Установите плагин кэширования:</text:span> Например, WP Super Cache, W3 Total Cache или WP Rocket. Они помогут сохранять статические версии страниц и уменьшат время загрузки сайта.</text:p>
        </text:list-item>
      </text:list>
      <text:h text:style-name="P1" text:outline-level="3">2. Оптимизация изображений:</text:h>
      <text:list xml:id="list294120831757782324" text:style-name="L2">
        <text:list-item>
          <text:p text:style-name="P4"><text:span text:style-name="Strong_20_Emphasis">Сжатие изображений:</text:span> Используйте сжатие для изображений с помощью плагинов, таких как Smush или EWWW Image Optimizer, чтобы уменьшить их размер без потери качества.</text:p>
        </text:list-item>
      </text:list>
      <text:h text:style-name="P1" text:outline-level="3">3. Обновление и оптимизация базы данных:</text:h>
      <text:list xml:id="list583055650835640410" text:style-name="L3">
        <text:list-item>
          <text:p text:style-name="P5"><text:span text:style-name="Strong_20_Emphasis">Регулярно очищайте базу данных:</text:span> Используйте плагины, такие как WP-Optimize или WP Sweep, чтобы удалять ненужные данные, такие как устаревшие ревизии постов, спам-комментарии и т.д.</text:p>
        </text:list-item>
      </text:list>
      <text:h text:style-name="P1" text:outline-level="3">4. Используйте CDN:</text:h>
      <text:list xml:id="list2877321835313789812" text:style-name="L4">
        <text:list-item>
          <text:p text:style-name="P6"><text:span text:style-name="Strong_20_Emphasis">Content Delivery Network (CDN):</text:span> Используйте CDN для хранения и распределения статических файлов по различным серверам по всему миру, что ускорит загрузку сайта для пользователей из разных регионов.</text:p>
        </text:list-item>
      </text:list>
      <text:h text:style-name="P1" text:outline-level="3">5. Оптимизация кода и запросов:</text:h>
      <text:list xml:id="list4360109496157936304" text:style-name="L5">
        <text:list-item>
          <text:p text:style-name="P7"><text:span text:style-name="Strong_20_Emphasis">Избегайте избыточных запросов:</text:span> Оптимизируйте код вашей темы и плагинов, чтобы минимизировать число запросов к базе данных.</text:p>
        </text:list-item>
      </text:list>
      <text:h text:style-name="P1" text:outline-level="3">6. Управление кэшем браузера:</text:h>
      <text:list xml:id="list7186264965886800531" text:style-name="L6">
        <text:list-item>
          <text:p text:style-name="P8"><text:span text:style-name="Strong_20_Emphasis">Настройте заголовки кэширования:</text:span> Установите правильные заголовки кэширования, чтобы браузеры могли сохранять копии статических файлов.</text:p>
        </text:list-item>
      </text:list>
      <text:h text:style-name="P1" text:outline-level="3">7. Обновления и резервное копирование:</text:h>
      <text:list xml:id="list4501932032570919476" text:style-name="L7">
        <text:list-item>
          <text:p text:style-name="P10"><text:span text:style-name="Strong_20_Emphasis">Регулярно обновляйте WordPress и плагины:</text:span> Это поможет в поддержании безопасности и производительности вашего сайта.</text:p>
        </text:list-item>
        <text:list-item>
          <text:p text:style-name="P9"><text:span text:style-name="Strong_20_Emphasis">Создавайте резервные копии:</text:span> Регулярно делайте резервные копии сайта, чтобы в случае проблем можно было быстро восстановить его.</text:p>
        </text:list-item>
      </text:list>
      <text:p text:style-name="P2">Это лишь несколько базовых шагов по оптимизации WordPress. Регулярное обслуживание и мониторинг производительности сайта помогут поддерживать сайт в хорошей форме и улучшать его работу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28T22:25:21.41</dc:date>
    <meta:document-statistic meta:table-count="0" meta:image-count="0" meta:object-count="0" meta:page-count="1" meta:paragraph-count="17" meta:word-count="243" meta:character-count="1783"/>
    <dc:creator>Dima Wide</dc:creator>
    <meta:user-defined meta:name="Info 1"/>
    <meta:user-defined meta:name="Info 2"/>
    <meta:user-defined meta:name="Info 3"/>
    <meta:user-defined meta:name="Info 4"/>
  </office:meta>
</office:document-meta>
</file>